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5cm" fo:min-width="1.5cm"/>
    </style:style>
    <style:style style:name="gr3" style:family="graphic" style:parent-style-name="objectwithoutfill">
      <style:graphic-properties svg:stroke-width="0.05cm" svg:stroke-color="#000000" draw:marker-start-width="0.274cm" draw:marker-end-width="0.274cm" draw:fill="none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color="#000000" draw:fill="solid" draw:fill-color="#ff9966" draw:textarea-horizontal-align="justify" draw:textarea-vertical-align="middle" draw:auto-grow-height="false" fo:min-height="0.55cm" fo:min-width="1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cm" fo:min-width="0.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color="#000000" draw:fill-color="#e8e8e8" draw:textarea-horizontal-align="justify" draw:textarea-vertical-align="middle" draw:auto-grow-height="false" fo:min-height="0.15cm" fo:min-width="0.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9966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e8e8e8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9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2cm" svg:y="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cm" svg:y1="8cm" svg:x2="12cm" svg:y2="8cm">
          <text:p/>
        </draw:line>
        <draw:custom-shape draw:style-name="gr4" draw:text-style-name="P4" draw:layer="layout" svg:width="2cm" svg:height="0.8cm" svg:x="5.8cm" svg:y="7.6cm">
          <text:p text:style-name="P1">Node 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0.8cm" svg:x="9cm" svg:y="10.2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0.8cm" svg:x="12cm" svg:y="10.2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0.8cm" svg:x="15.2cm" svg:y="7.6cm">
          <text:p text:style-name="P1">Node 3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6cm" svg:height="0.8cm" svg:x="9cm" svg:y="7.6cm">
          <draw:text-box>
            <text:p><text:span text:style-name="T1">P0</text:span></text:p>
          </draw:text-box>
        </draw:frame>
        <draw:frame draw:style-name="gr5" draw:text-style-name="P5" draw:layer="layout" svg:width="0.8cm" svg:height="0.8cm" svg:x="9.6cm" svg:y="8.4cm">
          <draw:text-box>
            <text:p><text:span text:style-name="T1">P1</text:span></text:p>
          </draw:text-box>
        </draw:frame>
        <draw:frame draw:style-name="gr5" draw:text-style-name="P5" draw:layer="layout" svg:width="0.6cm" svg:height="0.8cm" svg:x="10.4cm" svg:y="7.6cm">
          <draw:text-box>
            <text:p><text:span text:style-name="T1">P2</text:span></text:p>
          </draw:text-box>
        </draw:frame>
        <draw:frame draw:style-name="gr5" draw:text-style-name="P5" draw:layer="layout" svg:width="0.6cm" svg:height="0.8cm" svg:x="12cm" svg:y="7.6cm">
          <draw:text-box>
            <text:p><text:span text:style-name="T1">P0</text:span></text:p>
          </draw:text-box>
        </draw:frame>
        <draw:frame draw:style-name="gr5" draw:text-style-name="P5" draw:layer="layout" svg:width="0.8cm" svg:height="0.8cm" svg:x="12.6cm" svg:y="8.4cm">
          <draw:text-box>
            <text:p><text:span text:style-name="T1">P1</text:span></text:p>
          </draw:text-box>
        </draw:frame>
        <draw:frame draw:style-name="gr5" draw:text-style-name="P5" draw:layer="layout" svg:width="0.6cm" svg:height="0.8cm" svg:x="13.4cm" svg:y="7.6cm">
          <draw:text-box>
            <text:p><text:span text:style-name="T1">P2</text:span></text:p>
          </draw:text-box>
        </draw:frame>
        <draw:line draw:style-name="gr3" draw:text-style-name="P3" draw:layer="layout" svg:x1="14cm" svg:y1="8cm" svg:x2="15.2cm" svg:y2="8cm">
          <text:p/>
        </draw:line>
        <draw:line draw:style-name="gr3" draw:text-style-name="P3" draw:layer="layout" svg:x1="8.2cm" svg:y1="8cm" svg:x2="9cm" svg:y2="8cm">
          <text:p/>
        </draw:line>
        <draw:line draw:style-name="gr3" draw:text-style-name="P3" draw:layer="layout" svg:x1="10cm" svg:y1="9cm" svg:x2="10cm" svg:y2="9.8cm">
          <text:p/>
        </draw:line>
        <draw:line draw:style-name="gr3" draw:text-style-name="P3" draw:layer="layout" svg:x1="13cm" svg:y1="9cm" svg:x2="13cm" svg:y2="9.8cm">
          <text:p/>
        </draw:line>
        <draw:frame draw:style-name="gr5" draw:text-style-name="P6" draw:layer="layout" svg:width="2cm" svg:height="0.8cm" svg:x="9cm" svg:y="7cm">
          <draw:text-box>
            <text:p><text:span text:style-name="T2">Router 0</text:span></text:p>
          </draw:text-box>
        </draw:frame>
        <draw:frame draw:style-name="gr5" draw:text-style-name="P6" draw:layer="layout" svg:width="2cm" svg:height="0.8cm" svg:x="12cm" svg:y="7cm">
          <draw:text-box>
            <text:p><text:span text:style-name="T2">Router 1</text:span></text:p>
          </draw:text-box>
        </draw:frame>
        <draw:custom-shape draw:style-name="gr6" draw:text-style-name="P7" draw:layer="layout" svg:width="0.8cm" svg:height="0.4cm" svg:x="9.6cm" svg:y="9.8cm">
          <text:p text:style-name="P2">LI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4cm" svg:x="12.6cm" svg:y="9.8cm">
          <text:p text:style-name="P2">LI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4cm" draw:transform="rotate (1.5707963267949) translate (14.8cm 8.4cm)">
          <text:p text:style-name="P2">LI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4cm" draw:transform="rotate (1.5707963267949) translate (7.8cm 8.4cm)">
          <text:p text:style-name="P2">L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2" fo:font-family="Cantarell" style:font-style-name="Regular" style:font-pitch="variable" fo:font-size="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Christophe Clienti</meta:initial-creator>
    <meta:creation-date>2013-07-22T09:26:18</meta:creation-date>
    <meta:generator>LibreOffice/6.3.4.2.0$Linux_X86_64 LibreOffice_project/30$Build-2</meta:generator>
    <dc:date>2020-02-26T21:56:15.406951770</dc:date>
    <meta:editing-duration>PT26M26S</meta:editing-duration>
    <meta:editing-cycles>12</meta:editing-cycles>
    <meta:document-statistic meta:object-count="23"/>
  </office:meta>
</office:document-meta>
</file>